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.928cm" svg:height="2.401cm" svg:x="9.537cm" svg:y="14.35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27T21:07:59.343373306</meta:creation-date>
    <dc:date>2023-10-27T21:27:15.460714626</dc:date>
    <meta:editing-duration>PT3M21S</meta:editing-duration>
    <meta:editing-cycles>2</meta:editing-cycles>
    <meta:generator>LibreOffice/6.4.7.2$Linux_X86_64 LibreOffice_project/40$Build-2</meta:generator>
    <meta:document-statistic meta:object-count="1"/>
  </office:meta>
</office:document-meta>
</file>

<file path=Object 1/content.xml><?xml version="1.0" encoding="utf-8"?>
<math xmlns="http://www.w3.org/1998/Math/MathML" display="block">
  <semantics>
    <mrow>
      <munderover>
        <mo stretchy="false">∫</mo>
        <mi>a</mi>
        <mi>b</mi>
      </munderover>
      <mi mathvariant="italic">mt</mi>
    </mrow>
    <annotation encoding="StarMath 5.0">int from{a} to{b} mt</annotation>
  </semantics>
</math>
</file>